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8479d2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8479d2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8479d2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8479d2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8479d2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4900f" officeooo:paragraph-rsid="018479d2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8479d2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8479d2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8479d2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8479d2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8479d2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8479d2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4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3" style:family="paragraph" style:parent-style-name="Paragraph">
      <style:text-properties officeooo:rsid="017b3aa6" officeooo:paragraph-rsid="017b3aa6"/>
    </style:style>
    <style:style style:name="P44" style:family="paragraph" style:parent-style-name="Paragraph">
      <style:text-properties officeooo:rsid="017b3aa6" officeooo:paragraph-rsid="017d8855"/>
    </style:style>
    <style:style style:name="P45" style:family="paragraph" style:parent-style-name="Paragraph">
      <style:text-properties officeooo:rsid="017b3aa6" officeooo:paragraph-rsid="017f0ec7"/>
    </style:style>
    <style:style style:name="P46" style:family="paragraph" style:parent-style-name="Paragraph">
      <style:text-properties officeooo:rsid="017bc76f" officeooo:paragraph-rsid="017b3aa6"/>
    </style:style>
    <style:style style:name="P47" style:family="paragraph" style:parent-style-name="Table_20_Contents">
      <style:text-properties style:font-name="Calibri" fo:font-size="11pt" officeooo:rsid="000bac1b" officeooo:paragraph-rsid="0186a10d" style:font-size-asian="11pt" style:font-size-complex="11pt"/>
    </style:style>
    <style:style style:name="P48" style:family="paragraph" style:parent-style-name="Table_20_Contents">
      <style:text-properties style:font-name="Calibri" fo:font-size="11pt" officeooo:rsid="013d46b1" officeooo:paragraph-rsid="0186a10d" style:font-size-asian="11pt" style:font-size-complex="11pt"/>
    </style:style>
    <style:style style:name="P49" style:family="paragraph" style:parent-style-name="Table_20_Contents">
      <style:text-properties style:font-name="Calibri" fo:font-size="11pt" officeooo:paragraph-rsid="0186a10d" style:font-size-asian="11pt" style:font-size-complex="11pt"/>
    </style:style>
    <style:style style:name="P50" style:family="paragraph" style:parent-style-name="Paragraph" style:list-style-name="L1">
      <style:text-properties officeooo:rsid="017b3aa6" officeooo:paragraph-rsid="017b3aa6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7ac96c"/>
    </style:style>
    <style:style style:name="T10" style:family="text">
      <style:text-properties officeooo:rsid="01837f28"/>
    </style:style>
    <style:style style:name="T11" style:family="text">
      <style:text-properties officeooo:rsid="016205aa"/>
    </style:style>
    <style:style style:name="T12" style:family="text">
      <style:text-properties officeooo:rsid="016b6f11"/>
    </style:style>
    <style:style style:name="T13" style:family="text">
      <style:text-properties officeooo:rsid="01b171c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9"><text:text-input text:description="">{{ dateString }}</text:text-input></text:p>
            <text:p text:style-name="P49"/>
            <text:p text:style-name="P49"/>
            <text:p text:style-name="P49"/>
            <text:p text:style-name="P49"><text:text-input text:description="">{% if recipient.recipientType == 'company' %}</text:text-input></text:p>
            <text:p text:style-name="P49"><text:text-input text:description="">{{ recipient.companyName }}</text:text-input></text:p>
            <text:p text:style-name="P49"><text:text-input text:description="">{% elif recipient.individuals %}</text:text-input></text:p>
            <text:p text:style-name="P49"><text:text-input text:description="">{% for individual in recipient.individuals %}</text:text-input></text:p>
            <text:p text:style-name="P49"><text:text-input text:description="">{{ individual.firstName }} {{individual.lastName }}</text:text-input></text:p>
            <text:p text:style-name="P49"><text:text-input text:description="">{% endfor %}</text:text-input></text:p>
            <text:p text:style-name="P49"><text:text-input text:description="">{% endif %}</text:text-input><text:text-input text:description=""/></text:p>
            <text:p text:style-name="P48"><text:span text:style-name="T13"><text:text-input text:description="">{% for address in  recipient.contactMethod['address'] %}</text:text-input></text:span></text:p>
            <text:p text:style-name="P48"><text:span text:style-name="T13"><text:text-input text:description="">{{ address }}</text:text-input></text:span></text:p>
            <text:p text:style-name="P47"><text:span text:style-name="T13"><text:text-input text:description="">{% endfor %}</text:text-input></text:span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40"/>
      <text:h text:style-name="Heading" text:outline-level="1"><text:span text:style-name="T9">File Closing Letter - </text:span><text:span text:style-name="T9"><text:text-input text:description="">{{ matter.name }}</text:text-input></text:span></text:h>
      <text:p text:style-name="P43">It has been a pleasure to serve as your counsel with regard to the above matter. <text:s/>Now that <text:span text:style-name="T10"><text:text-input text:description="">{{ matter.reason }}</text:text-input></text:span>, we understand that no further legal services are required. <text:s/>Unless otherwise instructed, we will take no further action in connection with the matter and proceed to close our file.</text:p>
      <text:p text:style-name="P45"><text:text-input text:description="">{% if documents %}</text:text-input></text:p>
      <text:p text:style-name="P45">We will keep the following original documents in our deeds system for safe-keeping:</text:p>
      <text:p text:style-name="P46"><text:text-input text:description="">{% for doc in documents %}</text:text-input></text:p>
      <text:list xml:id="list7343579526396794901" text:style-name="L1">
        <text:list-item>
          <text:p text:style-name="P50"><text:text-input text:description="">{{ doc }}</text:text-input></text:p>
        </text:list-item>
      </text:list>
      <text:p text:style-name="P43"><text:text-input text:description="">{% endfor %}</text:text-input></text:p>
      <text:p text:style-name="P44">If you require access to these documents or wish to store them yourself, please let us know.</text:p>
      <text:p text:style-name="P44"><text:text-input text:description="">{% endif %}</text:text-input></text:p>
      <text:p text:style-name="P43">Thank you for your instructions. <text:s/>Please get in touch if you need legal services in the future. <text:s/>We would be happy to help. </text:p>
      <text:p text:style-name="Standard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42">Yours <text:text-input text:description="">{{ valediction }}</text:text-input></text:p>
            <text:p text:style-name="P41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6"><text:text-input text:description="">{{ sender }}</text:text-input></text:p>
            <text:p text:style-name="P36"><text:text-input text:description="">{{ mappings.sender[sender].title }}</text:text-input></text:p>
            <text:p text:style-name="P36"><text:text-input text:description="">{{ mappings.sender[sender].phone }}</text:text-input></text:p>
            <text:p text:style-name="P37"><text:text-input text:description="">{{ mappings.sender[sender].email }}</text:text-input></text:p>
            <text:p text:style-name="P38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39"/>
      <text:p text:style-name="P39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11"><text:text-input text:description="">{{ copy.name }}</text:text-input></text:span></text:p>
      <text:p text:style-name="P24"><text:text-input text:description="">{% else %}</text:text-input></text:p>
      <text:p text:style-name="P24"><text:tab/><text:tab/><text:span text:style-name="T11"><text:text-input text:description="">{{ copy.name }}</text:text-input></text:span></text:p>
      <text:p text:style-name="P24"><text:text-input text:description="">{% endif %}</text:text-input></text:p>
      <text:p text:style-name="P18"><text:tab/><text:tab/><text:span text:style-name="T12"><text:text-input text:description="">{% if copy.email %}</text:text-input></text:span></text:p>
      <text:p text:style-name="P18"><text:tab/><text:tab/><text:span text:style-name="T12"><text:text-input text:description="">{{ copy.email }}</text:text-input></text:span></text:p>
      <text:p text:style-name="P24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23T10:00:57.784281000</dc:date>
    <meta:editing-duration>P3DT22H45M16S</meta:editing-duration>
    <meta:editing-cycles>366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69" meta:word-count="587" meta:character-count="2775" meta:non-whitespace-character-count="2387"/>
  </office:meta>
</office:document-meta>
</file>